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08cm" fo:margin-right="0cm" fo:text-align="start" text:enable-numbering="true" fo:text-indent="-0.508cm"/>
    </style:style>
    <style:style style:name="P3" style:family="paragraph">
      <style:paragraph-properties fo:margin-left="0.889cm" fo:margin-right="0cm" fo:text-align="start" text:enable-numbering="false" fo:text-indent="-0.635cm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4.8cm" fo:margin-right="0cm" text:enable-numbering="false" fo:text-indent="-0.6cm"/>
    </style:style>
    <style:style style:name="P10" style:family="paragraph">
      <style:paragraph-properties fo:margin-left="3.6cm" fo:margin-right="0cm" text:enable-numbering="true" fo:text-indent="-0.6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3.6cm" fo:margin-right="0cm" fo:text-indent="-0.6cm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/>
    </style:style>
    <style:style style:name="T5" style:family="text">
      <style:text-properties fo:color="#ffffff"/>
    </style:style>
    <style:style style:name="T6" style:family="text">
      <style:text-properties fo:color="#ccccff"/>
    </style:style>
    <style:style style:name="T7" style:family="text">
      <style:text-properties fo:color="#ccccff" fo:font-size="20pt" fo:font-weight="bold"/>
    </style:style>
    <style:style style:name="T8" style:family="text">
      <style:text-properties fo:color="#23ff23" fo:font-size="20pt" fo:font-weight="bold"/>
    </style:style>
    <style:style style:name="T9" style:family="text">
      <style:text-properties fo:font-size="20pt" fo:font-weight="bold"/>
    </style:style>
    <style:style style:name="T10" style:family="text">
      <style:text-properties fo:color="#ffff00" fo:font-size="20pt" fo:font-weight="bold"/>
    </style:style>
    <style:style style:name="T11" style:family="text">
      <style:text-properties fo:color="#23ff23"/>
    </style:style>
    <style:style style:name="T12" style:family="text">
      <style:text-properties fo:color="#ffff00" fo:font-weight="bold"/>
    </style:style>
    <style:style style:name="T13" style:family="text">
      <style:text-properties fo:font-weight="bold"/>
    </style:style>
    <style:style style:name="T14" style:family="text">
      <style:text-properties fo:color="#23ff23" fo:font-weight="bold"/>
    </style:style>
    <style:style style:name="T15" style:family="text">
      <style:text-properties fo:color="#23ff23" style:text-position="-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</office:automatic-styles>
  <office:body>
    <office:presentation>
      <presentation:footer-decl presentation:name="ftr1">CMPT14x: review lectures 25-37</presentation:footer-decl>
      <presentation:footer-decl presentation:name="ftr2">CMPTxxxx</presentation:footer-decl>
      <presentation:date-time-decl presentation:name="dtd1" presentation:source="fixed">20 Nov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Ch9-10, Py 10-14 Review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0 Nov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7.62cm" svg:height="2.613cm" svg:x="19.508cm" svg:y="9.207cm">
          <text:list text:style-name="L3">
            <text:list-item>
              <text:p text:style-name="P2"><text:span text:style-name="T2">HW10</text:span><text:span text:style-name="T3"> due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last time (12.1-12.5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Pointers </text:span><text:span text:style-name="T5">(in Modula-2 and C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reating</text:span> pointers, <text:span text:style-name="T4">dereferencing</text:span> poin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ssignment <text:span text:style-name="T4">compatibi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ointer <text:span text:style-name="T4">arithmet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NIL (</text:span><text:span text:style-name="T5">in C: </text:span><text:span text:style-name="T4">NULL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Static</text:span> vs. <text:span text:style-name="T4">dynamic</text:span> allocation of memory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ctivation</text:span> recor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tack</text:span>, stack pointer</text:p>
                  </text:list-item>
                </text:list>
              </text:list-item>
            </text:list>
            <text:list text:style-name="L4">
              <text:list-item>
                <text:p text:style-name="P5">Dynamic variables: <text:span text:style-name="T4">NEW</text:span>(), <text:span text:style-name="T4">DISPOS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atic vs. dynamic memory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Static</text:span> variables are allocated at the <text:span text:style-name="T4">beginning</text:span> of the program run</text:p>
              </text:list-item>
            </text:list>
            <text:list text:style-name="L4">
              <text:list-item>
                <text:list>
                  <text:list-item>
                    <text:p text:style-name="P6">Their size in memory is <text:span text:style-name="T4">fixed</text:span> at compile-ti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Variables named in <text:span text:style-name="T4">declaration</text:span> section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Dynamic</text:span> variables are allocated <text:span text:style-name="T4">during</text:span> the running of a program</text:p>
              </text:list-item>
            </text:list>
            <text:list text:style-name="L4">
              <text:list-item>
                <text:list>
                  <text:list-item>
                    <text:p text:style-name="P6">May also be <text:span text:style-name="T4">deallocated</text:span> during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ize need <text:span text:style-name="T4">not</text:span> be predetermin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eference them via <text:span text:style-name="T4">pointe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ynamic variables</text:p>
          </draw:text-box>
        </draw:frame>
        <draw:frame presentation:style-name="pr5" draw:text-style-name="P5" draw:layer="layout" svg:width="25.199cm" svg:height="15.052cm" svg:x="1.4cm" svg:y="4.107cm" presentation:class="outline" presentation:user-transformed="true">
          <draw:text-box>
            <text:list text:style-name="L4">
              <text:list-item>
                <text:p text:style-name="P5">You can make your <text:span text:style-name="T5">own</text:span> <text:span text:style-name="T4">dynamically</text:span> allocated variables, using <text:span text:style-name="T6">NEW</text:span>() and <text:span text:style-name="T6">DISPOSE</text:span>(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V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applePtr</text:span><text:span text:style-name="T9"> : </text:span><text:span text:style-name="T7">POINTER</text:span><text:span text:style-name="T9"> </text:span><text:span text:style-name="T7">TO</text:span><text:span text:style-name="T9"> </text:span><text:span text:style-name="T7">REAL</text:span><text:span text:style-name="T9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0">NEW</text:span><text:span text:style-name="T9"> (</text:span><text:span text:style-name="T8">applePtr</text:span><text:span text:style-name="T9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4">Allocates</text:span> memory for a <text:span text:style-name="T6">REAL</text:span>, and stores the address in <text:span text:style-name="T11">applePt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2">DISPOSE</text:span><text:span text:style-name="T13"> (</text:span><text:span text:style-name="T14">applePtr</text:span><text:span text:style-name="T13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4">Deallocates</text:span> the memory, and sets <text:span text:style-name="T11">applePtr</text:span> to <text:span text:style-name="T6">NI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Dynamic variables are in the <text:span text:style-name="T4">heap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Open space for program to allocate/dealloca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If heap is <text:span text:style-name="T4">full</text:span>, <text:span text:style-name="T6">NEW</text:span> sets pointer to <text:span text:style-name="T6">NI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 note about endiannes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Recall: CPU works on data one <text:span text:style-name="T4">word</text:span> at a time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32-bit</text:span> CPU: 1<text:span text:style-name="T11">word</text:span> = 4<text:span text:style-name="T11">bytes</text:span></text:p>
                  </text:list-item>
                </text:list>
              </text:list-item>
            </text:list>
            <text:list text:style-name="L4">
              <text:list-item>
                <text:p text:style-name="P5">1 CARDINAL on a 32-bit machine takes up 1 word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63</text:span><text:span text:style-name="T15">10</text:span> = <text:span text:style-name="T6">00....0111111</text:span><text:span text:style-name="T15">2</text:span> = <text:span text:style-name="T6">00 00 00 3F</text:span><text:span text:style-name="T15">16</text:span></text:p>
                  </text:list-item>
                </text:list>
              </text:list-item>
            </text:list>
            <text:list text:style-name="L4">
              <text:list-item>
                <text:p text:style-name="P5">But what <text:span text:style-name="T4">order</text:span> are the bytes within a word?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Big-endian</text:span> (big end first): <text:span text:style-name="T6">00 00 00 3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Little-endian</text:span> (little end first): <text:span text:style-name="T6">3F 00 00 00</text:span></text:p>
                  </text:list-item>
                </text:list>
              </text:list-item>
            </text:list>
            <text:list text:style-name="L4">
              <text:list-item>
                <text:p text:style-name="P5">Different <text:span text:style-name="T4">CPUs</text:span> choose different <text:span text:style-name="T11">endianness</text:span></text:p>
              </text:list-item>
            </text:list>
            <text:list text:style-name="L4">
              <text:list-item>
                <text:list>
                  <text:list-item>
                    <text:p text:style-name="P6">=&gt; byte-ordering “holy wars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g-endian vs. little-endian</text:p>
          </draw:text-box>
        </draw:frame>
        <draw:frame presentation:style-name="pr5" draw:text-style-name="P5" draw:layer="layout" svg:width="25.199cm" svg:height="14.283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Big-endian </text:span>(<text:span text:style-name="T11">MSB</text:span>: most significant byte first)</text:p>
              </text:list-item>
            </text:list>
            <text:list text:style-name="L4">
              <text:list-item>
                <text:list>
                  <text:list-item>
                    <text:p text:style-name="P6">How we <text:span text:style-name="T4">write</text:span> numbers: <text:span text:style-name="T6">4,90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n sort numbers <text:span text:style-name="T4">lexicographically</text:span> like strin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PUs</text:span>: <text:span text:style-name="T6">Sun Sparc, IBM mainframes, SGI MIPS/IRIX, most PowerP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“<text:span text:style-name="T4">Network</text:span> byte order” for IP (Internet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Little-endian</text:span> (<text:span text:style-name="T11">LSB</text:span>: least significant byte first)</text:p>
              </text:list-item>
            </text:list>
            <text:list text:style-name="L4">
              <text:list-item>
                <text:list>
                  <text:list-item>
                    <text:p text:style-name="P6">How we do <text:span text:style-name="T4">arithmetic</text:span>: <text:span text:style-name="T6">236 + 105</text:span> (carry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PUs</text:span>: <text:span text:style-name="T6">Intel x86, AMD, IA64/Linux</text:span></text:p>
                  </text:list-item>
                </text:list>
              </text:list-item>
            </text:list>
            <text:list text:style-name="L4">
              <text:list-item>
                <text:p text:style-name="P5">No “one true way”, just be aware + <text:span text:style-name="T4">byte-swap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: review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Lectures #25-37:</text:span><text:span text:style-name="T4"><text:line-break/></text:span><text:span text:style-name="T4"/></text:p>
              </text:list-item>
            </text:list>
            <text:list text:style-name="L4">
              <text:list-item>
                <text:p text:style-name="P5"><text:span text:style-name="T4">Sets</text:span> (M2 ch9)</text:p>
              </text:list-item>
            </text:list>
            <text:list text:style-name="L4">
              <text:list-item>
                <text:p text:style-name="P5"><text:span text:style-name="T4">Dictionaries</text:span> (Py ch10)</text:p>
              </text:list-item>
            </text:list>
            <text:list text:style-name="L4">
              <text:list-item>
                <text:p text:style-name="P5"><text:span text:style-name="T4">Object-oriented</text:span> programming (Py ch12-14)</text:p>
              </text:list-item>
            </text:list>
            <text:list text:style-name="L4">
              <text:list-item>
                <text:p text:style-name="P5"><text:span text:style-name="T4">Exceptions</text:span> (Py tut 8)</text:p>
              </text:list-item>
            </text:list>
            <text:list text:style-name="L4">
              <text:list-item>
                <text:p text:style-name="P5"><text:span text:style-name="T4">Namespaces</text:span> and <text:span text:style-name="T4">scope</text:span> (Py tut 9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: Sets (§9.0-9.6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Set Theor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Membershi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Un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Interse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iffer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ymmetric difference</text:span></text:p>
                  </text:list-item>
                </text:list>
              </text:list-item>
            </text:list>
            <text:list text:style-name="L4">
              <text:list-item>
                <text:p text:style-name="P5">Sets vs Python <text:span text:style-name="T4">lis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Don't need to know Python set typ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4">Bitse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: Dictionaries (Py ch10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Dictionari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Keys</text:span> and <text:span text:style-name="T4">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asic dictionary <text:span text:style-name="T4">methods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.keys(), .values(), .items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Iterating</text:span> through dictionar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ther dictionary <text:span text:style-name="T4">methods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len(), del, in, .get(), .copy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pplication: <text:span text:style-name="T4">hin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: OO (Py ch12)</text:p>
          </draw:text-box>
        </draw:frame>
        <draw:frame presentation:style-name="pr7" draw:text-style-name="P5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style-name="P5">Using Python <text:span text:style-name="T4">classes</text:span> to make record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ttribu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use <text:span text:style-name="T4">instance</text:span> variables, not <text:span text:style-name="T4">class</text:span> variabl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4">Objects</text:span> are <text:span text:style-name="T4">instances</text:span> of <text:span text:style-name="T4">classes</text:span>,<text:line-break/>created by <text:span text:style-name="T4">constructor</text:span> methods</text:p>
              </text:list-item>
            </text:list>
            <text:list text:style-name="L4">
              <text:list-item>
                <text:p text:style-name="P5"><text:span text:style-name="T4">alias </text:span><text:span text:style-name="T5">vs. </text:span><text:span text:style-name="T4">shallow copy </text:span><text:span text:style-name="T5">vs. </text:span><text:span text:style-name="T4">deep copy</text:span></text:p>
              </text:list-item>
            </text:list>
            <text:list text:style-name="L4">
              <text:list-item>
                <text:p text:style-name="P5"><text:span text:style-name="T4">Customizations</text:span>: <text:span text:style-name="T11">__init__</text:span>, <text:span text:style-name="T11">__str__</text:span>, <text:span text:style-name="T11">__mul__</text:span>, etc.</text:p>
              </text:list-item>
            </text:list>
            <text:list text:style-name="L4">
              <text:list-item>
                <text:p text:style-name="P5"><text:span text:style-name="T4">Default</text:span> paramete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8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: Exceptions (Py tut 8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Exception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Handl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Rais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el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final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User-defined</text:span> excep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assing <text:span text:style-name="T4">auxiliary</text:span> data with an excep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: Namespaces (Py tut §9.2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Namespaces and Scop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Purpose</text:span>: avoid name confli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fault</text:span> (built-in) namespa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Global</text:span> namespace for each file/modu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Local</text:span> namespac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Function</text:span> invo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Class</text:span> defin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amespaces outside local are <text:span text:style-name="T4">read-only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New</text:span> names (assignment, import) add to loca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Modifying</text:span> makes local copy (except <text:span text:style-name="T4">global</text:span> cm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ay: review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Sets</text:span> (M2 ch9)</text:p>
              </text:list-item>
            </text:list>
            <text:list text:style-name="L4">
              <text:list-item>
                <text:p text:style-name="P5"><text:span text:style-name="T4">Dictionaries</text:span> (Py ch10)</text:p>
              </text:list-item>
            </text:list>
            <text:list text:style-name="L4">
              <text:list-item>
                <text:p text:style-name="P5"><text:span text:style-name="T4">Object-oriented</text:span> programming (Py ch12-14)</text:p>
              </text:list-item>
            </text:list>
            <text:list text:style-name="L4">
              <text:list-item>
                <text:p text:style-name="P5"><text:span text:style-name="T4">Exceptions</text:span> (Py tut 8)</text:p>
              </text:list-item>
            </text:list>
            <text:list text:style-name="L4">
              <text:list-item>
                <text:p text:style-name="P5"><text:span text:style-name="T4">Namespaces</text:span> and <text:span text:style-name="T4">scope</text:span> (Py tut 9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Midterm</text:span> Wed:</text:p>
              </text:list-item>
            </text:list>
            <text:list text:style-name="L4">
              <text:list-item>
                <text:list>
                  <text:list-item>
                    <text:p text:style-name="P6">M2 chs9-1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y ch10-14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Lab09</text:span> due this week:</text:p>
              </text:list-item>
            </text:list>
            <text:list text:style-name="L4">
              <text:list-item>
                <text:list>
                  <text:list-item>
                    <text:p text:style-name="P6">Complex number library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Lab10</text:span> due next week:</text:p>
              </text:list-item>
            </text:list>
            <text:list text:style-name="L4">
              <text:list-item>
                <text:list>
                  <text:list-item>
                    <text:p text:style-name="P6">Implement one of your old labs 2-7 in M2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ull lab-writeup (may reuse old writeup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6-10-30T09:58:23</meta:creation-date>
    <dc:creator>Sean Ho</dc:creator>
    <dc:date>2006-11-20T16:09:24</dc:date>
    <dc:language>en-US</dc:language>
    <meta:editing-cycles>54</meta:editing-cycles>
    <meta:editing-duration>PT22H58M37S</meta:editing-duration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